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8fc0" officeooo:paragraph-rsid="001e8fc0"/>
    </style:style>
    <style:style style:name="P2" style:family="paragraph" style:parent-style-name="Standard">
      <style:paragraph-properties fo:text-align="start" style:justify-single-word="false"/>
      <style:text-properties officeooo:rsid="001e8fc0" officeooo:paragraph-rsid="001e8fc0"/>
    </style:style>
    <style:style style:name="P3" style:family="paragraph" style:parent-style-name="Standard">
      <style:paragraph-properties fo:text-align="start" style:justify-single-word="false"/>
      <style:text-properties officeooo:rsid="001e8fc0" officeooo:paragraph-rsid="002166d2"/>
    </style:style>
    <style:style style:name="P4" style:family="paragraph" style:parent-style-name="Standard">
      <style:paragraph-properties fo:text-align="start" style:justify-single-word="false"/>
      <style:text-properties officeooo:rsid="00202761" officeooo:paragraph-rsid="00202761"/>
    </style:style>
    <style:style style:name="P5" style:family="paragraph" style:parent-style-name="Standard">
      <style:paragraph-properties fo:text-align="start" style:justify-single-word="false"/>
      <style:text-properties officeooo:rsid="002166d2" officeooo:paragraph-rsid="002166d2"/>
    </style:style>
    <style:style style:name="P6" style:family="paragraph" style:parent-style-name="Standard">
      <style:paragraph-properties fo:text-align="start" style:justify-single-word="false"/>
      <style:text-properties officeooo:rsid="0022c7e2" officeooo:paragraph-rsid="0022c7e2"/>
    </style:style>
    <style:style style:name="P7" style:family="paragraph" style:parent-style-name="Standard">
      <style:paragraph-properties fo:text-align="start" style:justify-single-word="false"/>
      <style:text-properties officeooo:rsid="0023dfbb" officeooo:paragraph-rsid="0023dfbb"/>
    </style:style>
    <style:style style:name="P8" style:family="paragraph" style:parent-style-name="Standard">
      <style:paragraph-properties fo:text-align="start" style:justify-single-word="false"/>
      <style:text-properties officeooo:rsid="00258acc" officeooo:paragraph-rsid="00258acc"/>
    </style:style>
    <style:style style:name="T1" style:family="text">
      <style:text-properties officeooo:rsid="00202761"/>
    </style:style>
    <style:style style:name="T2" style:family="text">
      <style:text-properties officeooo:rsid="002166d2"/>
    </style:style>
    <style:style style:name="T3" style:family="text">
      <style:text-properties officeooo:rsid="0022c7e2"/>
    </style:style>
    <style:style style:name="T4" style:family="text">
      <style:text-properties officeooo:rsid="0023d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géographie</text:p>
      <text:p text:style-name="P1"/>
      <text:p text:style-name="P2">1- Quel est le plus petit pays de monde ?</text:p>
      <text:p text:style-name="P2"><text:tab/>A – Monaco </text:p>
      <text:p text:style-name="P2"><text:tab/><text:span text:style-name="T2">B </text:span>– Andorre</text:p>
      <text:p text:style-name="P3"><text:tab/><text:span text:style-name="T2">C</text:span> – Sealand</text:p>
      <text:p text:style-name="P2"/>
      <text:p text:style-name="P2">2- Quels pays asiatiques sont considérés économiquement comme « les 5 tigres » ?</text:p>
      <text:p text:style-name="P2"><text:tab/>A – Malaisie, Indonésie, Philippines, Vietnam et Thaïland</text:p>
      <text:p text:style-name="P2"><text:tab/>B – Laos, Mongolie, Taïwan, Inde et Pakistan</text:p>
      <text:p text:style-name="P2"><text:tab/>C – <text:span text:style-name="T1">Irak, Iran, Koweït, Bahreïn et Turkménistan</text:span></text:p>
      <text:p text:style-name="P2"/>
      <text:p text:style-name="P8">3- Quel est le dernier pays a avoir intégré l’Union Européenne ?</text:p>
      <text:p text:style-name="P4"><text:tab/>A – La Croatie</text:p>
      <text:p text:style-name="P4"><text:tab/>B – La Bulgarie</text:p>
      <text:p text:style-name="P4"><text:tab/>C – La Suisse</text:p>
      <text:p text:style-name="P4"/>
      <text:p text:style-name="P4">4- Où se situe la dernière Merveille du monde encore debout ?</text:p>
      <text:p text:style-name="P4"><text:tab/>A – En Grèce</text:p>
      <text:p text:style-name="P4"><text:tab/>B – En Égypte</text:p>
      <text:p text:style-name="P4"><text:tab/>C – En Irak</text:p>
      <text:p text:style-name="P4"/>
      <text:p text:style-name="P4">5- Quel est le pays le plus peuplé du monde ?</text:p>
      <text:p text:style-name="P4"><text:tab/>A – La Chine</text:p>
      <text:p text:style-name="P4"><text:tab/>B – L’Inde</text:p>
      <text:p text:style-name="P4"><text:tab/>C – Le Mexique</text:p>
      <text:p text:style-name="P4"/>
      <text:p text:style-name="P4">6- Quelle chaine de montagne est la plus longue ?</text:p>
      <text:p text:style-name="P4"><text:tab/>A – La Cordillère des Andes</text:p>
      <text:p text:style-name="P4"><text:tab/>B – Les montagnes Rocheuses</text:p>
      <text:p text:style-name="P4"><text:tab/>C – L’Himalaya</text:p>
      <text:p text:style-name="P4"/>
      <text:p text:style-name="P4">7- Que<text:span text:style-name="T2">l ville s’appelait Constantinople ?</text:span></text:p>
      <text:p text:style-name="P4"><text:tab/><text:span text:style-name="T2">A – Mossoul</text:span></text:p>
      <text:p text:style-name="P4"><text:tab/><text:span text:style-name="T2">B – Le Caire</text:span></text:p>
      <text:p text:style-name="P5"><text:tab/>C – Istanbul</text:p>
      <text:p text:style-name="P5"/>
      <text:p text:style-name="P5">8- <text:span text:style-name="T3">Ou se situe la plus haute cathédrale de France ?</text:span></text:p>
      <text:p text:style-name="P5"><text:tab/><text:span text:style-name="T3">A – À Rouen</text:span></text:p>
      <text:p text:style-name="P5"><text:tab/><text:span text:style-name="T3">B – À Chartres</text:span></text:p>
      <text:p text:style-name="P5"><text:tab/><text:span text:style-name="T3">C – À Amiens</text:span></text:p>
      <text:p text:style-name="P5"/>
      <text:p text:style-name="P6">9- Quelle est la capitale du Brésil ?</text:p>
      <text:p text:style-name="P6"><text:tab/>A – Sao Paulo</text:p>
      <text:p text:style-name="P6"><text:tab/>B – Rio de Janeiro</text:p>
      <text:p text:style-name="P6"><text:tab/>C – Brasilia</text:p>
      <text:p text:style-name="P6"/>
      <text:p text:style-name="P6">10- Où se situe la Grande barrière de corail ?</text:p>
      <text:p text:style-name="P6"><text:tab/>A – Dans l’Océan Arctique</text:p>
      <text:p text:style-name="P6"><text:tab/>B – Dans l’Océan Pacifique</text:p>
      <text:p text:style-name="P6"><text:tab/>C – Dans l’Océan Atlantique</text:p>
      <text:p text:style-name="P6"/>
      <text:p text:style-name="P6"><text:soft-page-break/>11- <text:span text:style-name="T4">Lequel de ces pays n’est pas membre du Commonwealth ?</text:span></text:p>
      <text:p text:style-name="P6"><text:tab/><text:span text:style-name="T4">A – Les Etats-Unis</text:span></text:p>
      <text:p text:style-name="P6"><text:tab/><text:span text:style-name="T4">B – Le Ghana</text:span></text:p>
      <text:p text:style-name="P6"><text:tab/><text:span text:style-name="T4">C – L’Inde</text:span></text:p>
      <text:p text:style-name="P6"/>
      <text:p text:style-name="P7">12- Quel pays a pour capitale Gaborone ?</text:p>
      <text:p text:style-name="P7"><text:tab/>A – Le Zimbabwe</text:p>
      <text:p text:style-name="P7"><text:tab/>B – Le Congo<text:tab/></text:p>
      <text:p text:style-name="P7"><text:tab/>C – Le Botswana</text:p>
      <text:p text:style-name="P7"/>
      <text:p text:style-name="P7">13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5:08:34.546928382</meta:creation-date>
    <dc:date>2018-12-13T19:35:53.189579028</dc:date>
    <meta:editing-duration>PT26M35S</meta:editing-duration>
    <meta:editing-cycles>3</meta:editing-cycles>
    <meta:generator>LibreOffice/5.1.3.2$MacOSX_X86_64 LibreOffice_project/644e4637d1d8544fd9f56425bd6cec110e49301b</meta:generator>
    <meta:document-statistic meta:table-count="0" meta:image-count="0" meta:object-count="0" meta:page-count="2" meta:paragraph-count="50" meta:word-count="244" meta:character-count="1306" meta:non-whitespace-character-count="1037"/>
  </office:meta>
</office:document-meta>
</file>